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 fo:min-height="19.965cm" fo:min-width="26.439cm"/>
    </style:style>
    <style:style style:name="gr2" style:family="graphic" style:parent-style-name="standard">
      <style:graphic-properties draw:fill="none" draw:textarea-horizontal-align="justify" draw:textarea-vertical-align="top" draw:auto-grow-height="false" fo:min-height="0.922cm" fo:min-width="3.797cm"/>
    </style:style>
    <style:style style:name="gr3" style:family="graphic" style:parent-style-name="standard">
      <style:graphic-properties draw:fill="none" draw:textarea-horizontal-align="justify" draw:textarea-vertical-align="top" draw:auto-grow-height="false" fo:min-height="0.922cm" fo:min-width="4.183cm"/>
    </style:style>
    <style:style style:name="gr4" style:family="graphic" style:parent-style-name="standard">
      <style:graphic-properties draw:fill="none" draw:textarea-horizontal-align="justify" draw:textarea-vertical-align="top" draw:auto-grow-height="false" fo:min-height="0.922cm" fo:min-width="8.544cm"/>
    </style:style>
    <style:style style:name="gr5" style:family="graphic" style:parent-style-name="standard">
      <style:graphic-properties draw:fill="none" draw:textarea-horizontal-align="justify" draw:textarea-vertical-align="top" draw:auto-grow-height="false" fo:min-height="0.922cm" fo:min-width="6.893cm"/>
    </style:style>
    <style:style style:name="gr6" style:family="graphic" style:parent-style-name="standard">
      <style:graphic-properties draw:fill="none" draw:textarea-horizontal-align="justify" draw:textarea-vertical-align="top" draw:auto-grow-height="false" fo:min-height="0.922cm" fo:min-width="7.11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none" draw:textarea-horizontal-align="justify" draw:textarea-vertical-align="top" draw:auto-grow-height="false" fo:min-height="0.922cm" fo:min-width="6.2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6.939cm" svg:height="20.215cm" svg:x="1.865cm" svg:y="-0.847cm">
          <text:p text:style-name="P1">DataStorage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297cm" svg:height="1.172cm" svg:x="2.758cm" svg:y="3.046cm">
          <text:p text:style-name="P1">elpp_signals:{}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683cm" svg:height="1.172cm" svg:x="2.661cm" svg:y="4.874cm">
          <text:p text:style-name="P1">prod_id_str_0:{}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683cm" svg:height="1.172cm" svg:x="8.145cm" svg:y="4.858cm">
          <text:p text:style-name="P1">prod_id_str_n:{}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9.044cm" svg:height="1.172cm" svg:x="17.337cm" svg:y="3.037cm">
          <text:p text:style-name="P1">cloud_mask: xarray.DataArray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7.393cm" svg:height="1.172cm" svg:x="2.709cm" svg:y="9.463cm">
          <text:p text:style-name="P1">channel_id_str_0: Signals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7.611cm" svg:height="1.172cm" svg:x="10.942cm" svg:y="9.383cm">
          <text:p text:style-name="P1">channel_id_str_n: Signals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4.906cm" svg:y1="4.218cm" svg:x2="5.002cm" svg:y2="4.874cm" draw:start-shape="id1" draw:start-glue-point="2" draw:end-shape="id2" svg:d="M4906 4218l96 656" svg:viewBox="0 0 97 657">
          <text:p/>
        </draw:connector>
        <draw:connector draw:style-name="gr7" draw:text-style-name="P2" draw:layer="layout" draw:type="line" svg:x1="4.906cm" svg:y1="4.218cm" svg:x2="10.486cm" svg:y2="4.858cm" draw:start-shape="id1" draw:start-glue-point="2" draw:end-shape="id3" draw:end-glue-point="0" svg:d="M4906 4218l5580 640" svg:viewBox="0 0 5581 641">
          <text:p/>
        </draw:connector>
        <draw:connector draw:style-name="gr7" draw:text-style-name="P2" draw:layer="layout" draw:type="line" svg:x1="14.435cm" svg:y1="2.054cm" svg:x2="21.859cm" svg:y2="3.037cm" draw:start-shape="id4" draw:start-glue-point="2" draw:end-shape="id5" draw:end-glue-point="0" svg:d="M14435 2054l7424 983" svg:viewBox="0 0 7425 984">
          <text:p/>
        </draw:connector>
        <draw:line draw:style-name="gr7" draw:text-style-name="P2" draw:layer="layout" svg:x1="5.163cm" svg:y1="8.162cm" svg:x2="5.115cm" svg:y2="8.162cm">
          <text:p/>
        </draw:line>
        <draw:connector draw:style-name="gr7" draw:text-style-name="P2" draw:layer="layout" draw:type="line" svg:x1="5.002cm" svg:y1="6.046cm" svg:x2="6.405cm" svg:y2="9.463cm" draw:start-shape="id2" draw:start-glue-point="2" draw:end-shape="id6" draw:end-glue-point="0" svg:d="M5002 6046l1403 3417" svg:viewBox="0 0 1404 3418">
          <text:p/>
        </draw:connector>
        <draw:connector draw:style-name="gr7" draw:text-style-name="P2" draw:layer="layout" draw:type="line" svg:x1="5.002cm" svg:y1="6.046cm" svg:x2="14.747cm" svg:y2="9.383cm" draw:start-shape="id2" draw:start-glue-point="2" draw:end-shape="id7" draw:end-glue-point="0" svg:d="M5002 6046l9745 3337" svg:viewBox="0 0 9746 3338">
          <text:p/>
        </draw:connector>
        <draw:custom-shape draw:style-name="gr8" draw:text-style-name="P2" xml:id="id8" draw:id="id8" draw:layer="layout" svg:width="6.703cm" svg:height="1.172cm" svg:x="10.058cm" svg:y="3.046cm">
          <text:p text:style-name="P1">header: Header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297cm" svg:height="1.172cm" svg:x="12.287cm" svg:y="0.882cm">
          <text:p text:style-name="P1">_data:{}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14.435cm" svg:y1="2.054cm" svg:x2="13.409cm" svg:y2="3.046cm" draw:start-shape="id4" draw:start-glue-point="2" draw:end-shape="id8" svg:d="M14435 2054l-1026 992" svg:viewBox="0 0 1027 993">
          <text:p/>
        </draw:connector>
        <draw:connector draw:style-name="gr7" draw:text-style-name="P2" draw:layer="layout" draw:type="line" svg:x1="14.435cm" svg:y1="2.054cm" svg:x2="4.906cm" svg:y2="3.046cm" draw:start-shape="id4" draw:start-glue-point="2" draw:end-shape="id1" draw:end-glue-point="0" svg:d="M14435 2054l-9529 992" svg:viewBox="0 0 9530 9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6:39:25.798000000</meta:creation-date>
    <dc:date>2020-03-24T20:41:10.307000000</dc:date>
    <meta:editing-duration>PT2H11M9S</meta:editing-duration>
    <meta:editing-cycles>9</meta:editing-cycles>
    <meta:generator>LibreOffice/5.1.5.2$Windows_x86 LibreOffice_project/7a864d8825610a8c07cfc3bc01dd4fce6a9447e5</meta:generator>
    <meta:document-statistic meta:object-count="17"/>
  </office:meta>
</office:document-meta>
</file>